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1" svg:font-family="David"/>
    <style:font-face style:name="Google Sans" svg:font-family="'Google Sans', arial, sans-serif"/>
    <style:font-face style:name="Open Sans Hebrew" svg:font-family="'Open Sans Hebrew', 'Helvetica Neue', tahoma, Helvetica, Arial, sans-serif"/>
    <style:font-face style:name="Roboto" svg:font-family="Roboto, 'Helvetica Neue', Helvetica, Arial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ef" svg:font-family="Alef" style:font-family-generic="system" style:font-pitch="variable"/>
    <style:font-face style:name="David" svg:font-family="David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74dd" officeooo:paragraph-rsid="000774dd"/>
    </style:style>
    <style:style style:name="P2" style:family="paragraph" style:parent-style-name="Standard">
      <style:text-properties officeooo:paragraph-rsid="000774dd"/>
    </style:style>
    <style:style style:name="P3" style:family="paragraph" style:parent-style-name="Standard">
      <style:text-properties officeooo:rsid="0007a0f7" officeooo:paragraph-rsid="0007a0f7"/>
    </style:style>
    <style:style style:name="P4" style:family="paragraph" style:parent-style-name="Standard">
      <style:text-properties officeooo:paragraph-rsid="0007a0f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top="0.191cm" fo:margin-bottom="0.254cm" loext:contextual-spacing="false" fo:line-height="137%" fo:text-align="start" style:justify-single-word="false" fo:orphans="2" fo:widows="2"/>
      <style:text-properties style:font-name="Google Sans" fo:font-size="9.60000038146973pt" fo:font-weight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500%" fo:orphans="2" fo:widows="2" fo:text-indent="0cm" style:auto-text-indent="false" fo:padding="0cm" fo:border="none"/>
      <style:text-properties fo:font-variant="normal" fo:text-transform="none" fo:color="#2d2d2d" fo:letter-spacing="normal"/>
    </style:style>
    <style:style style:name="P8" style:family="paragraph" style:parent-style-name="Text_20_body" style:list-style-name="L4">
      <style:paragraph-properties fo:margin-left="0cm" fo:margin-right="0cm" fo:margin-top="0cm" fo:margin-bottom="0.085cm" loext:contextual-spacing="false" fo:line-height="137%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9.60000038146973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top="0cm" fo:margin-bottom="0cm" loext:contextual-spacing="false" fo:line-height="500%" fo:text-align="justify" style:justify-single-word="false" fo:orphans="2" fo:widows="2" fo:padding="0cm" fo:border="none"/>
    </style:style>
    <style:style style:name="T1" style:family="text">
      <style:text-properties style:font-name="Open Sans Hebrew" fo:font-size="10.8000001907349pt" fo:font-style="normal" fo:font-weight="normal"/>
    </style:style>
    <style:style style:name="T2" style:family="text">
      <style:text-properties style:font-name="Open Sans Hebrew" fo:font-size="10.8000001907349pt" fo:font-style="normal" fo:font-weight="normal" loext:padding="0cm" loext:border="none"/>
    </style:style>
    <style:style style:name="T3" style:family="text">
      <style:text-properties style:font-name-complex="Open Sans Hebrew" style:font-size-complex="10.8000001907349pt" style:font-style-complex="normal" style:font-weight-complex="normal"/>
    </style:style>
    <style:style style:name="T4" style:family="text">
      <style:text-properties fo:font-variant="normal" fo:text-transform="none" fo:color="#2d2d2d" fo:letter-spacing="normal" style:font-name-complex="Open Sans Hebrew" style:font-size-complex="10.8000001907349pt" style:font-style-complex="normal" style:font-weight-complex="normal"/>
    </style:style>
    <style:style style:name="T5" style:family="text">
      <style:text-properties fo:font-variant="normal" fo:text-transform="none" fo:color="#2d2d2d" style:font-name="Open Sans Hebrew" fo:font-size="10.8000001907349pt" fo:letter-spacing="normal" fo:font-style="normal" fo:font-weight="normal"/>
    </style:style>
    <style:style style:name="T6" style:family="text">
      <style:text-properties fo:font-variant="normal" fo:text-transform="none" fo:color="#2d2d2d" style:font-name="Open Sans Hebrew" fo:font-size="10.8000001907349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02124" style:font-name="arial" fo:font-size="9.60000038146973pt" fo:letter-spacing="normal" fo:font-style="normal" fo:font-weight="normal" loext:padding-left="0cm" loext:padding-right="0cm" loext:padding-top="0.049cm" loext:padding-bottom="0cm" loext:border-left="none" loext:border-right="none" loext:border-top="0.06pt solid #ecedef" loext:border-bottom="none"/>
    </style:style>
    <style:style style:name="T8" style:family="text">
      <style:text-properties fo:font-variant="normal" fo:text-transform="none" fo:color="#3a3a3a" style:font-name="Roboto" fo:font-size="12pt" fo:letter-spacing="normal" fo:font-style="normal" fo:font-weight="normal"/>
    </style:style>
    <style:style style:name="T9" style:family="text">
      <style:text-properties fo:font-weight="bold"/>
    </style:style>
    <style:style style:name="T10" style:family="text">
      <style:text-properties officeooo:rsid="000774dd"/>
    </style:style>
    <style:style style:name="T11" style:family="text">
      <style:text-properties officeooo:rsid="0007a0f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היו וישנם כבר נסיונות שונים לפתור את נושא הניוווט </text:span><text:span text:style-name="T6">indoor</text:span><text:span text:style-name="T5">. </text:span><text:span text:style-name="T4">לרוב הפתרונות מבוססים על זיהוי מיקום על בסיס רשת ה</text:span><text:span text:style-name="T5">- </text:span><text:span text:style-name="T6">WiFi</text:span><text:span text:style-name="T5"> </text:span><text:span text:style-name="T4">במבנה או על בסיס בלוטות</text:span><text:span text:style-name="T5">'. </text:span><text:span text:style-name="T4">אפליקציית </text:span><text:span text:style-name="T6">Inside</text:span><text:span text:style-name="T5"> </text:span><text:span text:style-name="T4">לקחה גישה חדשה והיא מבוססת על המצלמה של הסמארטפון</text:span><text:span text:style-name="T5">.</text:span></text:p>
      <text:p text:style-name="P7"><text:span text:style-name="T3">בשלב הראשון החברה ממפה את הקניון או המוסד שאישר לה לפעול בשטחו</text:span><text:span text:style-name="T1">. </text:span><text:span text:style-name="T3">החברה מייצרת מאגר גדולה של איימג</text:span><text:span text:style-name="T1">'</text:span><text:span text:style-name="T3">אים</text:span><text:span text:style-name="T1">. </text:span><text:span text:style-name="T3">המכשיר </text:span><text:span text:style-name="T1">"</text:span><text:span text:style-name="T3">מציץ</text:span><text:span text:style-name="T1">" </text:span><text:span text:style-name="T3">באמצעות המצלמה ומזהה היכן נמצא המשתמש</text:span><text:span text:style-name="T1">, </text:span><text:span text:style-name="T3">ובאמצעות חיישנים אחרים שבסמארטפון מזהה כיוון תנועה וצעדים</text:span><text:span text:style-name="T1">. </text:span><text:span text:style-name="T3">באתר שלה</text:span><text:span text:style-name="T1">, </text:span><text:span text:style-name="T3">החברה מבטיחה דיוק מרבי</text:span><text:span text:style-name="T1">, </text:span><text:span text:style-name="T3">שמגיע עד רמת מטר</text:span><text:span text:style-name="T1">. </text:span><text:span text:style-name="T3">בגלל שהאפליקציה מבוססת על המצלמה</text:span><text:span text:style-name="T1">, </text:span><text:span text:style-name="T3">היא עובדת אפילו אם המכשיר במצב טיסה</text:span><text:span text:style-name="T1">. </text:span><text:span text:style-name="T3">חשוב לומר שנכון לעכשיו האפליקציה נמצאת בניסוי משתמשים והיא תהיה נגישה לכל רק במאי הקרוב</text:span><text:span text:style-name="T1">.</text:span></text:p>
      <text:section text:style-name="Sect1" text:name="themarker.com.inread.2.mobile">
        <text:p text:style-name="Text_20_body"/>
      </text:section>
      <text:p text:style-name="P7"><text:span text:style-name="T3">דבורה</text:span><text:span text:style-name="T1">: "</text:span><text:span text:style-name="T3">הייחוד של </text:span><text:span text:style-name="T2">Inside</text:span><text:span text:style-name="T1"> </text:span><text:span text:style-name="T3">הוא שאנחנו לא תלויים בשום חומרה והתקנה</text:span><text:span text:style-name="T1">, </text:span><text:span text:style-name="T3">לא בצד המשתמש ולא בצד בעל הבניין</text:span><text:span text:style-name="T1">. </text:span><text:span text:style-name="T3">אנחנו מספקים את השירות בחינם גם לבעלי המבנים וגם למתשמש</text:span><text:span text:style-name="T1">, </text:span><text:span text:style-name="T3">וכך זה לעולם יהיה</text:span><text:span text:style-name="T1">. </text:span><text:soft-page-break/><text:span text:style-name="T3">מכיוון שלא צריך להתקין כלום במבנה וזה חינם</text:span><text:span text:style-name="T1">, </text:span><text:span text:style-name="T3">חסם הכניסה הוא נמוך מאד</text:span><text:span text:style-name="T1">. </text:span><text:span text:style-name="T3">כמות המתעניינים והמצטרפים לשירות גדולה מאד </text:span><text:span text:style-name="T1">- </text:span><text:span text:style-name="T3">יותר ממה שאנחנו מספיקים</text:span><text:span text:style-name="T1">. </text:span><text:span text:style-name="T3">אנחנו בקניון אילון </text:span><text:span text:style-name="T1">(</text:span><text:span text:style-name="T3">מקבוצת עזריאלי</text:span><text:span text:style-name="T1">), </text:span><text:span text:style-name="T3">קניוני ביג</text:span><text:span text:style-name="T1">, </text:span><text:span text:style-name="T3">קניוני מליסרון</text:span><text:span text:style-name="T1">, </text:span><text:span text:style-name="T3">כל המבנים הציבורים של עיריית תל אביב ונפעיל את השירות בקרוב גם באצטדיון בלומפילד</text:span><text:span text:style-name="T1">, </text:span><text:span text:style-name="T3">היכל נוקיה</text:span><text:span text:style-name="T1">, </text:span><text:span text:style-name="T3">בי</text:span><text:span text:style-name="T1">"</text:span><text:span text:style-name="T3">ח תל השומר</text:span><text:span text:style-name="T1">, </text:span><text:span text:style-name="T3">מתחם שרונה וכעת אנחנו במגעים עם שורה של רשתות קניונים בעולם</text:span><text:span text:style-name="T1">".</text:span></text:p>
      <text:p text:style-name="P1">2.<text:a xlink:type="simple" xlink:href="https://www.sitepoint.com/how-to-create-a-mall-map-with-real-time-data-using-wrld/" text:style-name="Internet_20_link" text:visited-style-name="Visited_20_Internet_20_Link">https://www.sitepoint.com/how-to-create-a-mall-map-with-real-time-data-using-wrld/</text:a></text:p>
      <text:p text:style-name="P1"/>
      <text:p text:style-name="P2"><text:span text:style-name="T10">3.</text:span><text:span text:style-name="T7">How do you build indoor navigation?</text:span></text:p>
      <text:section text:style-name="Sect1" text:name="_RfXoX86WL42j1fAPn9iDwAs22">
        <text:p text:style-name="P5"/>
        <text:section text:style-name="Sect1" text:name="_RfXoX86WL42j1fAPn9iDwAs24">
          <text:p text:style-name="P6">So this way an Indoor Navigation System requires:</text:p>
          <text:list xml:id="list66489991" text:style-name="L4">
            <text:list-item>
              <text:p text:style-name="P8">A facility (building) map.</text:p>
            </text:list-item>
            <text:list-item>
              <text:p text:style-name="P8">A smartphone with a dedicated app.</text:p>
            </text:list-item>
            <text:list-item>
              <text:p text:style-name="P8">Fingerprinting and BLE Beacons (it guides a user through the building)</text:p>
            </text:list-item>
            <text:list-item>
              <text:p text:style-name="P8">Back-end servers <text:span text:style-name="T9">indoor navigation</text:span> calculation is an intensive process.</text:p>
            </text:list-item>
          </text:list>
        </text:section>
      </text:section>
      <text:p text:style-name="P1">4.<text:a xlink:type="simple" xlink:href="https://www.octalsoftware.com/blog/indoor-navigation-mobile-app-development" text:style-name="Internet_20_link" text:visited-style-name="Visited_20_Internet_20_Link">https://www.octalsoftware.com/blog/indoor-navigation-mobile-app-development</text:a></text:p>
      <text:p text:style-name="P1"/>
      <text:p text:style-name="P4"><text:span text:style-name="T11">5. </text:span><text:span text:style-name="T8">how to create custom apps that can overlay real-time information over a 3D map</text:span> </text:p>
      <text:p text:style-name="P3"><text:s/><text:a xlink:type="simple" xlink:href="https://www.sitepoint.com/how-to-create-a-mall-map-with-real-time-data-using-wrld/" text:style-name="Internet_20_link" text:visited-style-name="Visited_20_Internet_20_Link">https://www.sitepoint.com/how-to-create-a-mall-map-with-real-time-data-using-wrld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1" svg:font-family="David"/>
    <style:font-face style:name="Google Sans" svg:font-family="'Google Sans', arial, sans-serif"/>
    <style:font-face style:name="Open Sans Hebrew" svg:font-family="'Open Sans Hebrew', 'Helvetica Neue', tahoma, Helvetica, Arial, sans-serif"/>
    <style:font-face style:name="Roboto" svg:font-family="Roboto, 'Helvetica Neue', Helvetica, Arial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ef" svg:font-family="Alef" style:font-family-generic="system" style:font-pitch="variable"/>
    <style:font-face style:name="David" svg:font-family="David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David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David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lef" style:font-family-complex="Ale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1" style:font-family-complex="Davi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1" style:font-family-complex="David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1" style:font-family-complex="Davi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22:42:17.164000000</meta:creation-date>
    <dc:date>2020-12-29T19:59:44.545000000</dc:date>
    <meta:editing-duration>PT20H6M39S</meta:editing-duration>
    <meta:editing-cycles>1</meta:editing-cycles>
    <meta:document-statistic meta:table-count="0" meta:image-count="0" meta:object-count="0" meta:page-count="2" meta:paragraph-count="13" meta:word-count="269" meta:character-count="1803" meta:non-whitespace-character-count="1549"/>
    <meta:generator>Trio_Office/6.2.8.2$Windows_x86 LibreOffice_project/</meta:generator>
  </office:meta>
</office:document-meta>
</file>